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436bc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officeooo:rsid="00436bc2" officeooo:paragraph-rsid="00436bc2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36bc2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5a97b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8pt" fo:font-weight="normal" officeooo:rsid="001f30e1" officeooo:paragraph-rsid="0045a97b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a97b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  <style:style style:name="T9" style:family="text">
      <style:text-properties officeooo:rsid="0045a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2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34">Expediente: </text:p>
          </table:table-cell>
          <table:table-cell table:style-name="Tabla2.B2" office:value-type="string">
            <text:p text:style-name="P23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35">Expediente <text:span text:style-name="T9">de Pago:</text:span></text:p>
          </table:table-cell>
          <table:table-cell table:style-name="Tabla2.B2" office:value-type="string">
            <text:p text:style-name="P36"><text:placeholder text:placeholder-type="text">&lt;o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Fecha:</text:p>
          </table:table-cell>
          <table:table-cell table:style-name="Tabla4.B1" office:value-type="string">
            <text:p text:style-name="P32"><text:placeholder text:placeholder-type="text">&lt;o.date and formatLang(o.date,date='true')&gt;</text:placeholder></text:p>
          </table:table-cell>
        </table:table-row>
        <table:table-row>
          <table:table-cell table:style-name="Tabla4.A2" office:value-type="string">
            <text:p text:style-name="P10">Importe Bruto:</text:p>
          </table:table-cell>
          <table:table-cell table:style-name="Tabla4.B2" office:value-type="string">
            <text:p text:style-name="P25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1">Importe <text:span text:style-name="T6">N</text:span>eto</text:p>
          </table:table-cell>
          <table:table-cell table:style-name="Tabla4.B2" office:value-type="string">
            <text:p text:style-name="P30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12">Medio de Pago</text:p>
          </table:table-cell>
          <table:table-cell table:style-name="Tabla4.B2" office:value-type="string">
            <text:p text:style-name="P31"><text:placeholder text:placeholder-type="text">&lt;o.journal_id.name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26"><text:placeholder text:placeholder-type="text">&lt;for each="check in o.issued_check_ids"&gt;</text:placeholder></text:p>
            <text:p text:style-name="P28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7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1">Retenciones aplicadas:</text:p>
          </table:table-cell>
          <table:table-cell table:style-name="Tabla4.B2" office:value-type="string">
            <text:p text:style-name="P24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8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28"><text:placeholder text:placeholder-type="text">&lt;withholding.tax_withholding_id.name&gt;</text:placeholder></text:p>
          </table:table-cell>
          <table:table-cell table:style-name="Tabla4.B2" office:value-type="string">
            <text:p text:style-name="P29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8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1">
          <table:table-cell table:style-name="Tabla5.A1" office:value-type="string">
            <text:p text:style-name="P19">En carácter de:</text:p>
          </table:table-cell>
        </table:table-row>
        <table:table-row table:style-name="Tabla5.1">
          <table:table-cell table:style-name="Tabla5.A1" office:value-type="string">
            <text:p text:style-name="P19">Aclaración:</text:p>
          </table:table-cell>
        </table:table-row>
        <table:table-row table:style-name="Tabla5.1">
          <table:table-cell table:style-name="Tabla5.A1" office:value-type="string">
            <text:p text:style-name="P19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8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29T11:53:44.107542839</dc:date>
    <meta:editing-duration>PT1H34M27S</meta:editing-duration>
    <meta:editing-cycles>37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6" meta:word-count="79" meta:character-count="919" meta:non-whitespace-character-count="8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